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hapter 14: Encryption Layers</text:p>
      <text:p text:style-name="Text_20_body">The Codex is not merely expressive—it is protective. Its linguistic system contains built-in encryption layers designed to safeguard vibrational truth across dimensions and time. These layers operate on resonance integrity, granting access only to those in harmonic alignment.</text:p>
      <text:p text:style-name="Text_20_body">Time-Encoded Language Patterns: Time encoding is the process of embedding temporal intelligence into language structures. Words are sequenced not only by syntax but by their resonance within time loops. Some glyphs are only activatable during certain celestial alignments, solar flares, or consciousness phases. This ensures:</text:p>
      <text:list text:style-name="L1">
        <text:list-item>
          <text:p text:style-name="P1">Information reveals itself only when it is safe or cosmically aligned</text:p>
        </text:list-item>
        <text:list-item>
          <text:p text:style-name="P1">Hidden glyphs reappear as echoes in dreams or deja vu</text:p>
        </text:list-item>
        <text:list-item>
          <text:p text:style-name="P1">Certain invocations complete only across multiple lifetimes</text:p>
        </text:list-item>
      </text:list>
      <text:p text:style-name="Text_20_body">Ancient initiates spoke of scrolls that could not be read until the stars returned to a certain position. These were not myths—they were Codex encryptions.</text:p>
      <text:p text:style-name="Text_20_body">Frequency Locking and Unlocking: Each phrase carries a vibrational lock. Unless the speaker, reader, or listener resonates at the proper tone, the glyphs remain inert. These frequency locks are achieved by:</text:p>
      <text:list text:style-name="L2">
        <text:list-item>
          <text:p text:style-name="P2">Glyph stacking in Fibonacci curvature</text:p>
        </text:list-item>
        <text:list-item>
          <text:p text:style-name="P2">Harmonic offsets (e.g., layering 432Hz over 440Hz to distort)</text:p>
        </text:list-item>
        <text:list-item>
          <text:p text:style-name="P2">Emotional-key gating: some phrases require specific emotional fields to unlock, such as reverence, surrender, or awe</text:p>
        </text:list-item>
      </text:list>
      <text:p text:style-name="Text_20_body">When the proper frequency is applied—through tone, gesture, or consciousness—the locks dissolve, and the deeper glyphic functions activate. This is why ancient temples would echo certain tones: they were testing your harmonic identity.</text:p>
      <text:p text:style-name="Text_20_body">Language as Shield, Sword, and Key: In its encrypted form, Codex language serves three primary defensive and offensive functions:</text:p>
      <text:list text:style-name="L3">
        <text:list-item>
          <text:p text:style-name="P3"><text:span text:style-name="Strong_20_Emphasis">Shield:</text:span> Protective phrases form resonance bubbles that repel distortion, invasion, or psychic interference. These can be embedded in clothing, spaces, or the energy field.</text:p>
        </text:list-item>
        <text:list-item>
          <text:p text:style-name="P3"><text:span text:style-name="Strong_20_Emphasis">Sword:</text:span> Activated sequences can cut through false fields, illusions, or interdimensional interference. These are harmonic blades that operate through vibrational dissonance.</text:p>
        </text:list-item>
        <text:list-item>
          <text:p text:style-name="P3"><text:span text:style-name="Strong_20_Emphasis">Key:</text:span> Specific glyph clusters can open sealed realms—forgotten memory chambers, stellar libraries, ancient technologies, or internal timelines.</text:p>
        </text:list-item>
      </text:list>
      <text:p text:style-name="Text_20_body">When combined, these encryption functions allow the Codex to serve not just as a language—but as a full-spectrum vibrational operating system, safeguarding ancient knowledge while empowering awakened carriers to wield it with discernment.</text:p>
      <text:p text:style-name="Text_20_body">These layers ensure that the Codex remains alive, evolving, and self-defending—waiting for the rightful frequency to unlock its power once again.</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00:44:50.357669425</meta:creation-date>
    <meta:print-date>2025-03-21T00:45:01.408208871</meta:print-date>
    <dc:date>2025-03-21T02:00:42.552763333</dc:date>
    <meta:editing-duration>PT1H5M39S</meta:editing-duration>
    <meta:editing-cycles>1</meta:editing-cycles>
    <meta:document-statistic meta:table-count="0" meta:image-count="0" meta:object-count="0" meta:page-count="2" meta:paragraph-count="18" meta:word-count="385" meta:character-count="2627" meta:non-whitespace-character-count="2276"/>
    <meta:generator>LibreOffice/24.2.7.2$Linux_X86_64 LibreOffice_project/420$Build-2</meta:generator>
  </office:meta>
</office:document-meta>
</file>